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draw:marker-start-width="0.35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fill="none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cm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en" fo:country="US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5.499cm" svg:height="5.099cm" svg:x="7.2cm" svg:y="9.5cm" svg:viewBox="0 0 5500 5100" draw:points="0,5100 5500,5100 5500,600 4700,0">
          <text:p/>
        </draw:polyline>
        <draw:line draw:style-name="gr2" draw:text-style-name="P1" draw:layer="layout" svg:x1="5.4cm" svg:y1="14cm" svg:x2="5.4cm" svg:y2="4.7cm">
          <text:p/>
        </draw:line>
        <draw:custom-shape draw:style-name="gr3" draw:text-style-name="P1" draw:layer="layout" svg:width="18.1cm" svg:height="16.5cm" svg:x="0.4cm" svg:y="0.5cm">
          <text:p/>
          <draw:enhanced-geometry svg:viewBox="0 0 21600 21600" draw:path-stretchpoint-x="10800" draw:path-stretchpoint-y="10800" draw:text-areas="?f3 ?f4 ?f5 ?f6" draw:type="round-rectangle" draw:modifiers="1002.702866492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" draw:text-style-name="P1" draw:layer="layout" svg:width="5.799cm" svg:height="10.399cm" svg:x="7.2cm" svg:y="4.8cm" svg:viewBox="0 0 5800 10400" draw:points="0,10400 5800,10400 5800,0">
          <text:p/>
        </draw:polyline>
        <draw:line draw:style-name="gr1" draw:text-style-name="P1" draw:layer="layout" svg:x1="5.8cm" svg:y1="14cm" svg:x2="5.9cm" svg:y2="9.6cm">
          <text:p/>
        </draw:line>
        <draw:custom-shape draw:style-name="gr4" draw:text-style-name="P1" draw:layer="layout" svg:width="7.9cm" svg:height="3.8cm" svg:x="8.6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9cm" svg:height="1.4cm" svg:x="9.1cm" svg:y="1.3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cm" svg:height="1.4cm" svg:x="11.4cm" svg:y="1.2cm">
          <text:p text:style-name="P1">IM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cm" svg:height="1.5cm" svg:x="9.8cm" svg:y="3cm">
          <text:p text:style-name="P1">Bar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1.3cm" svg:x="12.3cm" svg:y="3.1cm">
          <text:p text:style-name="P1">Airspee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1.3cm" svg:x="13.7cm" svg:y="1.4cm">
          <text:p text:style-name="P1">Sona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cm" svg:height="0.6cm" svg:x="5.6cm" svg:y="5.5cm">
          <text:p text:style-name="P1"><text:span text:style-name="T1">publish / subscrib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5cm" svg:y1="2.7cm" svg:x2="9.5cm" svg:y2="5.5cm">
          <text:p/>
        </draw:line>
        <draw:line draw:style-name="gr7" draw:text-style-name="P1" draw:layer="layout" svg:x1="10.8cm" svg:y1="4.5cm" svg:x2="10.8cm" svg:y2="5.5cm">
          <text:p/>
        </draw:line>
        <draw:line draw:style-name="gr7" draw:text-style-name="P1" draw:layer="layout" svg:x1="12cm" svg:y1="2.6cm" svg:x2="12cm" svg:y2="5.5cm">
          <text:p/>
        </draw:line>
        <draw:line draw:style-name="gr7" draw:text-style-name="P1" draw:layer="layout" svg:x1="13.8cm" svg:y1="4.4cm" svg:x2="13.8cm" svg:y2="5.5cm">
          <text:p/>
        </draw:line>
        <draw:line draw:style-name="gr7" draw:text-style-name="P1" draw:layer="layout" svg:x1="15.7cm" svg:y1="2.7cm" svg:x2="15.7cm" svg:y2="5.5cm">
          <text:p/>
        </draw:line>
        <draw:polygon draw:style-name="gr8" draw:text-style-name="P1" draw:layer="layout" svg:width="3.699cm" svg:height="2.599cm" svg:x="4.1cm" svg:y="6.8cm" svg:viewBox="0 0 3700 2600" draw:points="0,0 3700,0 3700,1100 1000,1100 1000,2600 0,2600">
          <text:p/>
        </draw:polygon>
        <draw:frame draw:style-name="gr9" draw:layer="layout" svg:width="1.56cm" svg:height="0.962cm" svg:x="5.04cm" svg:y="6.838cm">
          <draw:text-box>
            <text:p>INS</text:p>
          </draw:text-box>
        </draw:frame>
        <draw:custom-shape draw:style-name="gr10" draw:text-style-name="P1" draw:layer="layout" svg:width="2.6cm" svg:height="1.4cm" svg:x="5.2cm" svg:y="8cm">
          <text:p text:style-name="P1">AHR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2cm" svg:y1="6.1cm" svg:x2="6.2cm" svg:y2="6.8cm">
          <text:p/>
        </draw:line>
        <draw:line draw:style-name="gr7" draw:text-style-name="P1" draw:layer="layout" svg:x1="7.3cm" svg:y1="6.1cm" svg:x2="7.3cm" svg:y2="8cm">
          <text:p/>
        </draw:line>
        <draw:custom-shape draw:style-name="gr11" draw:text-style-name="P1" draw:layer="layout" svg:width="6.4cm" svg:height="1.9cm" draw:transform="rotate (1.5707963267949) translate (1.1cm 10.7cm)">
          <text:p text:style-name="P1">State Interfa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3cm" svg:height="3.3cm" svg:x="9.1cm" svg:y="6.6cm">
          <text:p text:style-name="P1">AP</text:p>
          <text:p text:style-name="P1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9.6cm" svg:height="2.8cm" svg:x="2.9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6cm" svg:height="2cm" svg:x="3.2cm" svg:y="10.7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2cm" svg:height="2cm" svg:x="5cm" svg:y="10.7cm">
          <text:p text:style-name="P1">Guidanc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cm" svg:height="2cm" svg:x="8.4cm" svg:y="10.7cm">
          <text:p text:style-name="P1"><text:span text:style-name="T2">Stabilization</text:span></text:p>
          <draw:enhanced-geometry svg:viewBox="0 0 21600 21600" draw:type="rectangle" draw:enhanced-path="M 0 0 L 21600 0 21600 21600 0 21600 0 0 Z N"/>
        </draw:custom-shape>
        <draw:polyline draw:style-name="gr7" draw:text-style-name="P1" draw:layer="layout" svg:width="0.899cm" svg:height="0.599cm" svg:x="2cm" svg:y="10.7cm" svg:viewBox="0 0 900 600" draw:points="0,0 0,600 900,600">
          <text:p/>
        </draw:polyline>
        <draw:custom-shape draw:style-name="gr10" draw:text-style-name="P1" draw:layer="layout" svg:width="2.26cm" svg:height="2.7cm" svg:x="0.94cm" svg:y="13.4cm">
          <text:p text:style-name="P1">Flight</text:p>
          <text:p text:style-name="P1">Plan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olyline draw:style-name="gr1" draw:text-style-name="P1" draw:layer="layout" svg:width="1.199cm" svg:height="1.399cm" svg:x="2cm" svg:y="12cm" svg:viewBox="0 0 1200 1400" draw:points="0,1400 0,0 1200,0">
          <text:p/>
        </draw:polyline>
        <draw:line draw:style-name="gr14" draw:text-style-name="P1" draw:layer="layout" svg:x1="4.9cm" svg:y1="11.7cm" svg:x2="5.2cm" svg:y2="11.7cm">
          <text:p/>
        </draw:line>
        <draw:line draw:style-name="gr14" draw:text-style-name="P1" draw:layer="layout" svg:x1="8.4cm" svg:y1="11.7cm" svg:x2="8.5cm" svg:y2="11.7cm">
          <text:p/>
        </draw:line>
        <draw:custom-shape draw:style-name="gr13" draw:text-style-name="P1" draw:layer="layout" svg:width="3.9cm" svg:height="2.7cm" svg:x="3.8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cm" svg:height="2cm" svg:x="4.2cm" svg:y="2.4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2.3cm" svg:x="0.9cm" svg:y="1.2cm">
          <text:p text:style-name="P1">Module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" draw:text-style-name="P1" draw:layer="layout" svg:x1="3.4cm" svg:y1="2.8cm" svg:x2="4.2cm" svg:y2="2.8cm">
          <text:p/>
        </draw:line>
        <draw:custom-shape draw:style-name="gr13" draw:text-style-name="P1" draw:layer="layout" svg:width="3.6cm" svg:height="4.7cm" svg:x="13.7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3cm" svg:height="1.7cm" svg:x="14cm" svg:y="7cm">
          <text:p text:style-name="P1">Datali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cm" svg:height="1.7cm" svg:x="14cm" svg:y="9cm">
          <text:p text:style-name="P1">Telemetry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1cm" svg:height="0.5cm" svg:x="17.1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1cm" svg:height="0.5cm" svg:x="17.1cm" svg:y="9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4.5cm" svg:height="3.1cm" svg:x="3.7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9cm" svg:height="4.5cm" svg:x="14.4cm" svg:y="12.1cm">
          <text:p text:style-name="P1">Periodic</text:p>
          <text:p text:style-name="P1">Telemetry</text:p>
          <text:p text:style-name="P1">and</text:p>
          <text:p text:style-name="P1">Settings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" draw:text-style-name="P1" draw:layer="layout" svg:x1="15.6cm" svg:y1="12.1cm" svg:x2="15.6cm" svg:y2="11.2cm">
          <text:p/>
        </draw:line>
        <draw:custom-shape draw:style-name="gr18" draw:text-style-name="P1" draw:layer="layout" svg:width="4cm" svg:height="2.3cm" svg:x="6.4cm" svg:y="17.9cm">
          <text:p text:style-name="P1">Servos</text:p>
          <text:p text:style-name="P1">&amp; Actuato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5cm" svg:height="2.3cm" svg:x="1.5cm" svg:y="17.9cm">
          <text:p text:style-name="P1"><text:span text:style-name="T2">Electrical</text:span> /</text:p>
          <text:p text:style-name="P1"><text:span text:style-name="T2">Battery</text:span></text:p>
          <text:p text:style-name="P1">monitoring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5cm" svg:height="2.3cm" svg:x="11.1cm" svg:y="17.9cm">
          <text:p text:style-name="P1">Safety</text:p>
          <text:p text:style-name="P1">Remote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4cm" svg:height="2cm" svg:x="15.5cm" svg:y="18.2cm">
          <text:p text:style-name="P1">Radio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" draw:text-style-name="P1" draw:layer="layout" svg:x1="15.5cm" svg:y1="19cm" svg:x2="14.6cm" svg:y2="19cm">
          <text:p/>
        </draw:line>
        <draw:custom-shape draw:style-name="gr3" draw:text-style-name="P1" draw:layer="layout" svg:width="18.1cm" svg:height="4.1cm" svg:x="0.4cm" svg:y="1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5.2cm" svg:height="1.25cm" draw:transform="rotate (1.5707963267949) translate (8.92cm 17.88cm)">
          <text:p text:style-name="P1"><text:span text:style-name="T3">memory</text:span><text:span text:style-name="T4"> / </text:span><text:span text:style-name="T3">serial</text:span></text:p>
          <draw:enhanced-geometry svg:viewBox="0 0 21600 21600" draw:text-areas="?f5 ?f1 ?f6 ?f3" draw:type="left-right-arrow" draw:modifiers="2811.61315131705 5956.83453237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" draw:layer="layout" svg:x1="6.5cm" svg:y1="4.4cm" svg:x2="6.5cm" svg:y2="5.5cm">
          <text:p/>
        </draw:line>
        <draw:polyline draw:style-name="gr21" draw:text-style-name="P1" draw:layer="layout" svg:width="2.199cm" svg:height="1.199cm" svg:x="2.8cm" svg:y="4.4cm" svg:viewBox="0 0 2200 1200" draw:points="2200,0 2200,1200 0,1200">
          <text:p/>
        </draw:polyline>
        <draw:custom-shape draw:style-name="gr22" draw:text-style-name="P1" draw:layer="layout" svg:width="3.1cm" svg:height="2.7cm" svg:x="4.1cm" svg:y="14cm">
          <text:p text:style-name="P1">Airframe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" draw:text-style-name="P1" draw:layer="layout" svg:x1="6.5cm" svg:y1="14cm" svg:x2="6.5cm" svg:y2="13.1cm">
          <text:p/>
        </draw:line>
        <draw:polyline draw:style-name="gr1" draw:text-style-name="P1" draw:layer="layout" svg:width="0.699cm" svg:height="2.099cm" svg:x="7.2cm" svg:y="15.8cm" svg:viewBox="0 0 700 2100" draw:points="0,0 700,0 700,2100">
          <text:p/>
        </draw:polyline>
        <draw:line draw:style-name="gr7" draw:text-style-name="P1" draw:layer="layout" svg:x1="11.1cm" svg:y1="19cm" svg:x2="10.4cm" svg:y2="19cm">
          <text:p/>
        </draw:line>
        <draw:frame draw:style-name="gr9" draw:layer="layout" svg:width="3.732cm" svg:height="0.962cm" svg:x="10.368cm" svg:y="16cm">
          <draw:text-box>
            <text:p>AP <text:span text:style-name="T2">process</text:span></text:p>
          </draw:text-box>
        </draw:frame>
        <draw:frame draw:style-name="gr9" draw:layer="layout" svg:width="11.149cm" svg:height="0.962cm" svg:x="1cm" svg:y="20.6cm">
          <draw:text-box>
            <text:p>FBW <text:span text:style-name="T2">process (on dual-MCU systems)</text:span></text:p>
          </draw:text-box>
        </draw:frame>
        <draw:line draw:style-name="gr7" draw:text-style-name="P1" draw:layer="layout" svg:x1="4.1cm" svg:y1="7.9cm" svg:x2="3cm" svg:y2="7.9cm">
          <text:p/>
        </draw:line>
        <draw:line draw:style-name="gr7" draw:text-style-name="P1" draw:layer="layout" svg:x1="5.2cm" svg:y1="8.8cm" svg:x2="2.9cm" svg:y2="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0:56:43.015270394</meta:creation-date>
    <dc:date>2014-07-31T00:32:21.843066890</dc:date>
    <meta:editing-duration>PT7H1M3S</meta:editing-duration>
    <meta:editing-cycles>14</meta:editing-cycles>
    <meta:generator>LibreOffice/4.2.4.2$Linux_x86 LibreOffice_project/420m0$Build-2</meta:generator>
    <meta:document-statistic meta:object-count="62"/>
  </office:meta>
</office:document-meta>
</file>